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97cm" loext:contextual-spacing="false"/>
      <style:text-properties fo:padding="0cm" fo:border="none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color="#2775d1" style:text-underline-style="solid" style:text-underline-width="auto" style:text-underline-color="font-color"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Quadro1" text:anchor-type="paragraph" svg:width="18.045cm" draw:z-index="0"><draw:text-box fo:min-height="0.041cm"><text:p text:style-name="P1"><text:span text:style-name="T1">Olá a todos, aqui é Eduardo Guerra,</text:span> <text:span text:style-name="T1">de volta com você no curso de Orientação a Objetos com Java.</text:span> <text:span text:style-name="T1">Hoje no nosso 'iii' eu vou mostrar para vocês como criar uma classe,</text:span> <text:span text:style-name="T1">como instanciar essa classe, vamos estar vendo na prática como diferenciar,</text:span> <text:span text:style-name="T1">não é, como nós podemos criar vários objetos da mesma classe.</text:span> <text:span text:style-name="T1">Então a primeira coisa que eu vou fazer é eu vou vir aqui e eu vou criar</text:span> <text:span text:style-name="T1">vou criar aqui novo projeto Java que</text:span> <text:span text:style-name="T1">eu vou estar chamando de carros, certo, então eu vou colocar aqui, carros.</text:span> <text:span text:style-name="T1"> Bom criado aqui o projeto,</text:span> <text:span text:style-name="T1">eu vou vir e vou criar a minha classe carro, não é?</text:span> <text:span text:style-name="T1">Basicamente com aquelas mesmas informações que a gente criou lá na aula, certo?</text:span> <text:span text:style-name="T1">Então eu vou chamar aqui de carro,</text:span> <text:span text:style-name="T1">pronto, está aqui a minha classe.</text:span> <text:span text:style-name="T1">Eu vou criar aqui uma propriedade inteira que</text:span> <text:span text:style-name="T1">vai ser o, a potência,</text:span> <text:span text:style-name="T1">eu vou criar aqui uma propriedade, também vou,</text:span> <text:span text:style-name="T1">vai ser inteira que vai ser a velocidade, vou criar aqui uma string para ser</text:span> <text:span text:style-name="T1">o nome do carro, certo, para a gente poder identificar legalzinho qual é o carro,</text:span> <text:span text:style-name="T1">certo, e aí vou criar aqui o método</text:span> <text:span text:style-name="T1">acelerar não é,</text:span> <text:span text:style-name="T1">que ele vai somar a potência na velocidade, então velocidade</text:span> <text:span text:style-name="T1">é igual a velocidade mais potência, certo?</text:span> <text:span text:style-name="T1">Para você que está começando agora na linguagem Java,</text:span> <text:span text:style-name="T1">uma dica: você pode substituir isso aqui colocando mais igual potência,</text:span> <text:span text:style-name="T1">é a mesma coisa do que estava antes, certo?</text:span> <text:span text:style-name="T1">Vou colocar aqui o frear, certo,</text:span> <text:span text:style-name="T1">que ele vai fazer a velocidade é igual</text:span> <text:span text:style-name="T1">à velocidade dividido por 2, não é,</text:span> <text:span text:style-name="T1">no caso como ele é inteiro ele vai fazer aquilo ali até parar, certo?</text:span> <text:span text:style-name="T1">E vou criar aqui método que retorna, não é,</text:span> <text:span text:style-name="T1">no caso vai ser o getVelocidade, certo?</text:span> <text:span text:style-name="T1">Esse método getVelocidade ele vai retornar a velocidade do carro,</text:span> <text:span text:style-name="T1">opa velocidade do carro certo?</text:span> <text:span text:style-name="T1">E vou criar outro método aqui para</text:span> <text:span text:style-name="T1">facilitar a minha vida que eu vou chamar de imprimir, certo,</text:span> <text:span text:style-name="T1">que eu vou fazer aqui sysout,</text:span> <text:span text:style-name="T1">não é, a gente já viu aí noutra aula que o atalho aqui,</text:span> <text:span text:style-name="T1">vou imprimir aqui "O carro " e aí vou colocar</text:span> <text:span text:style-name="T1">o nome do carro "está</text:span> <text:span text:style-name="T1">a velocidade" e aí vou colocar aqui a velocidade,</text:span> <text:span text:style-name="T1">ou melhor vou dar getVelocidade para usar,</text:span> <text:span text:style-name="T1">utilizar o método ali, certo,</text:span> <text:span text:style-name="T1">e está a velocidade de tantos km/h, certo?</text:span> <text:span text:style-name="T1">Botar aqui de, tantos km/h, certo?</text:span> <text:span text:style-name="T1">Então criei aqui a minha classe carro,</text:span> <text:span text:style-name="T1">agora eu vou estar criando uma classe chamada principal que ela vai ter método</text:span> <text:span text:style-name="T1">main e aí ela vai criar algumas instâncias da classe carro, certo, para podermos</text:span> <text:span text:style-name="T1">testar e ver como funciona essa questão aí de criar objetos da classe.</text:span> <text:span text:style-name="T1">Então eu vou vir aqui vou criar aqui a classe,</text:span> <text:span text:style-name="T1">opa, a classe principal,</text:span> <text:span text:style-name="T1">já vou marcar aqui que eu quero método main, certo?</text:span> <text:span text:style-name="T1">Então vou criar aqui</text:span> <text:span text:style-name="T1">carro c1 é igual a new carro,</text:span> <text:span text:style-name="T1">então eu instanciei a classe carro, está?</text:span> <text:span text:style-name="T1">Eu preciso agora inicializar aquelas variáveis não é,</text:span> <text:span text:style-name="T1">então vou pôr c1 ponto no caso aqui potência,</text:span> <text:span text:style-name="T1">não é, a minha potência ela tem que começar com,</text:span> <text:span text:style-name="T1">eu preciso setar alguma coisa, vou colocar aqui 10.</text:span> <text:span text:style-name="T1">O c1 também vou dar nome, não é, então vou colocar aqui nome</text:span> <text:span text:style-name="T1">é igual a que é que eu vou chamar aqui,</text:span> <text:span text:style-name="T1">vou chamar aqui de Corcel,</text:span> <text:span text:style-name="T1">pronto, e a minha</text:span> <text:span text:style-name="T1">velocidade questão aqui de boas práticas não é,</text:span> <text:span text:style-name="T1">eu vou inicializar aqui com 0, certo?</text:span> <text:span text:style-name="T1">Então se eu chamar o meu c1.imprimir não é,</text:span> <text:span text:style-name="T1">ele tem que imprimir ali que o Corcel está a 0 km/h.</text:span> <text:span text:style-name="T1">Então vou salvar, vou executar certo,</text:span> <text:span text:style-name="T1">então "O carro Corcel está na velocidade de 0 km/h".</text:span> <text:span text:style-name="T1">Se eu vier aqui e fizer por exemplo, c1.acelerar, não é,</text:span> <text:span text:style-name="T1">ele tem que imprimir agora que o Corcel está a 10 km/h, olha aqui correto, está?</text:span> <text:span text:style-name="T1">E se eu vir por exemplo vou acelerar 3 vezes de depois vou frear.</text:span> <text:span text:style-name="T1"> Então eu vou</text:span> <text:span text:style-name="T1">vir aqui frear.</text:span> <text:span text:style-name="T1">Então ele acelerou,</text:span> <text:span text:style-name="T1">cada uma ele está somando 10 não é,</text:span> <text:span text:style-name="T1">e quando ele freia vai estar a 15 km/h, está?</text:span> <text:span text:style-name="T1">Uma coisa interessante é que se eu criar outro carro aqui certo,</text:span> <text:span text:style-name="T1">então eu crio aqui por exemplo carro c2 não é, nesse,</text:span> <text:span text:style-name="T1">no caso aqui o meu c2 ele vai ter os valores aqui,</text:span> <text:span text:style-name="T1">eu também vou começar com a velocidade 0,</text:span> <text:span text:style-name="T1">a potência dele no caso aqui vai ser 15, certo,</text:span> <text:span text:style-name="T1">o nome dele vai ser Carango, certo, e a velocidade também vai ser 0 está?</text:span> <text:span text:style-name="T1">Então aqui no final vez de fazer só o c1.imprimir eu vou imprimir o c1 e o c2,</text:span> <text:span text:style-name="T1">está?</text:span> <text:span text:style-name="T1">Então eu salvo aqui.</text:span> <text:span text:style-name="T1">Então note que eu estou acelerando e freando só o c1,</text:span> <text:span text:style-name="T1">o c2 ele mantém aquelas variáveis internas do jeito que estava.</text:span> <text:span text:style-name="T1">Se eu vier aqui e mexer no c2 também, não é,</text:span> <text:span text:style-name="T1">mandar acelerar aqui o c2, por exemplo acelerar</text:span> <text:span text:style-name="T1">ele 2 vezes aqui ele vai modificar as variáveis</text:span> <text:span text:style-name="T1">do c2, está?</text:span> <text:span text:style-name="T1">Uma outra coisa que eu queria mostrar aqui para vocês se eu pegar aqui,</text:span> <text:span text:style-name="T1">criar terceiro carro e criar ele exatamente igualzinho o c1 certo,</text:span> <text:span text:style-name="T1">só que está numa variável diferente,</text:span> <text:span text:style-name="T1">ele também chama Corcel, certo,</text:span> <text:span text:style-name="T1">eu vou até colocar aqui sysout aqui pra a gente saber que agora eu vou</text:span> <text:span text:style-name="T1">botar aqui "Imprimindo c3", certo?</text:span> <text:span text:style-name="T1">Imprimindo ali o carro 3, não é,</text:span> <text:span text:style-name="T1">eu vou chamar aqui c3.imprimir e olha lá,</text:span> <text:span text:style-name="T1">está vendo?</text:span> <text:span text:style-name="T1">O c3 é igualzinho ao c1, mas o fato de eu modificar o c1 não é,</text:span> <text:span text:style-name="T2">não modifica o c3, lembrando aquele conceito de que a classe,</text:span> <text:span text:style-name="T1">o objeto ele é único, por mais que ele seja igual ao outro, está?</text:span> <text:span text:style-name="T1">Então eu posso por exemplo ter duas cadeiras, não é, e quebrar a perna de</text:span> <text:span text:style-name="T1">uma elas podem ser idênticas, a partir do momento que eu quebrar não vai ser mais,</text:span> <text:span text:style-name="T1">então da mesma forma eu posso ter 2 carros idênticos, a partir do momento que eu</text:span> <text:span text:style-name="T1">acelerar o outro não acelera porque ele é igual, está?</text:span> <text:span text:style-name="T1">Espero que com esse exemplo aqui vocês tenham compreendido</text:span> <text:span text:style-name="T1">esse conceito aí da classe, do objeto,</text:span> <text:span text:style-name="T1">como que a gente instancia e a questão de cada ter o seu escopo ali de variáveis.</text:span> <text:span text:style-name="T2">Muito obrigado por assistir, até à próxima aula!</text:span> </text:p></draw:text-box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3</meta:editing-cycles>
    <meta:generator>LibreOffice/4.4.5.2$Windows_x86 LibreOffice_project/a22f674fd25a3b6f45bdebf25400ed2adff0ff99</meta:generator>
    <dc:date>2017-01-07T07:28:48.146000000</dc:date>
    <meta:document-statistic meta:table-count="0" meta:image-count="0" meta:object-count="0" meta:page-count="2" meta:paragraph-count="1" meta:word-count="1029" meta:character-count="5400" meta:non-whitespace-character-count="4369"/>
    <meta:user-defined meta:name="Info 1"/>
    <meta:user-defined meta:name="Info 2"/>
    <meta:user-defined meta:name="Info 3"/>
    <meta:user-defined meta:name="Info 4"/>
  </office:meta>
</office:document-meta>
</file>